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Hoja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number-columns-repeated="3" table:default-cell-style-name="Gnumeric-default"/>
        <table:table-column table:style-name="co1" table:number-columns-repeated="2" table:default-cell-style-name="ce1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4" table:default-cell-style-name="Gnumeric-default"/>
        <table:table-column table:style-name="co2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2" table:number-columns-repeated="115" table:default-cell-style-name="Gnumeric-default"/>
        <table:table-row table:style-name="ro1">
          <table:table-cell table:style-name="Default" table:number-columns-repeated="5"/>
          <table:table-cell/>
          <table:table-cell table:style-name="Default" table:number-columns-repeated="126"/>
        </table:table-row>
        <table:table-row table:style-name="ro1">
          <table:table-cell table:number-columns-repeated="2"/>
          <table:table-cell office:value-type="string" calcext:value-type="string">
            <text:p>EJ5</text:p>
          </table:table-cell>
          <table:table-cell table:style-name="Gnumeric-default" table:number-columns-repeated="6"/>
          <table:table-cell table:number-columns-repeated="4"/>
          <table:table-cell table:style-name="Gnumeric-default"/>
          <table:table-cell table:style-name="Gnumeric-default" office:value-type="string" calcext:value-type="string">
            <text:p>MEDICION</text:p>
          </table:table-cell>
          <table:table-cell table:style-name="Gnumeric-default" table:number-columns-repeated="2"/>
          <table:table-cell table:number-columns-repeated="3"/>
          <table:table-cell office:value-type="string" calcext:value-type="string">
            <text:p>DIFERENCIA</text:p>
          </table:table-cell>
          <table:table-cell table:number-columns-repeated="11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26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number-columns-repeated="2"/>
          <table:table-cell office:value-type="string" calcext:value-type="string">
            <text:p>EXACTO</text:p>
          </table:table-cell>
          <table:table-cell/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number-columns-repeated="2"/>
          <table:table-cell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TABU 2-OPT</text:p>
          </table:table-cell>
          <table:table-cell office:value-type="string" calcext:value-type="string">
            <text:p>3 OPT</text:p>
          </table:table-cell>
          <table:table-cell table:number-columns-repeated="1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157" calcext:value-type="float">
            <text:p>2157</text:p>
          </table:table-cell>
          <table:table-cell table:number-columns-repeated="2" table:style-name="Gnumeric-default"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7151" calcext:value-type="float">
            <text:p>107151</text:p>
          </table:table-cell>
          <table:table-cell office:value-type="float" office:value="22972" calcext:value-type="float">
            <text:p>22972</text:p>
          </table:table-cell>
          <table:table-cell office:value-type="float" office:value="14213.6" calcext:value-type="float">
            <text:p>14214</text:p>
          </table:table-cell>
          <table:table-cell office:value-type="float" office:value="18134.4" calcext:value-type="float">
            <text:p>18134</text:p>
          </table:table-cell>
          <table:table-cell office:value-type="float" office:value="175951" calcext:value-type="float">
            <text:p>175951</text:p>
          </table:table-cell>
          <table:table-cell office:value-type="float" office:value="8822.1" calcext:value-type="float">
            <text:p>8822</text:p>
          </table:table-cell>
          <table:table-cell table:number-columns-repeated="2"/>
          <table:table-cell table:formula="of:=[.C5]-[.B5]" office:value-type="float" office:value="0" calcext:value-type="float">
            <text:p>0</text:p>
          </table:table-cell>
          <table:table-cell table:formula="of:=[.D5]-[.C5]" office:value-type="float" office:value="0" calcext:value-type="float">
            <text:p>0</text:p>
          </table:table-cell>
          <table:table-cell table:formula="of:=[.E5]-[.D5]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G5]-[.F5]" office:value-type="float" office:value="0" calcext:value-type="float">
            <text:p>0</text:p>
          </table:table-cell>
          <table:table-cell table:number-columns-repeated="1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office:value-type="float" office:value="3103" calcext:value-type="float">
            <text:p>3103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1346" calcext:value-type="float">
            <text:p>1346</text:p>
          </table:table-cell>
          <table:table-cell office:value-type="float" office:value="1346" calcext:value-type="float">
            <text:p>134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0632" calcext:value-type="float">
            <text:p>80632</text:p>
          </table:table-cell>
          <table:table-cell office:value-type="float" office:value="30571" calcext:value-type="float">
            <text:p>30571</text:p>
          </table:table-cell>
          <table:table-cell office:value-type="float" office:value="5881.7" calcext:value-type="float">
            <text:p>5882</text:p>
          </table:table-cell>
          <table:table-cell office:value-type="float" office:value="6519" calcext:value-type="float">
            <text:p>6519</text:p>
          </table:table-cell>
          <table:table-cell office:value-type="float" office:value="5881.2" calcext:value-type="float">
            <text:p>5881</text:p>
          </table:table-cell>
          <table:table-cell office:value-type="float" office:value="3332.9" calcext:value-type="float">
            <text:p>3333</text:p>
          </table:table-cell>
          <table:table-cell table:number-columns-repeated="2"/>
          <table:table-cell table:formula="of:=[.C6]-[.B6]" office:value-type="float" office:value="2117" calcext:value-type="float">
            <text:p>2117</text:p>
          </table:table-cell>
          <table:table-cell table:formula="of:=[.D6]-[.B6]" office:value-type="float" office:value="8" calcext:value-type="float">
            <text:p>8</text:p>
          </table:table-cell>
          <table:table-cell table:formula="of:=[.E6]-[.B6]" office:value-type="float" office:value="8" calcext:value-type="float">
            <text:p>8</text:p>
          </table:table-cell>
          <table:table-cell table:formula="of:=[.F6]-[.B6]" office:value-type="float" office:value="360" calcext:value-type="float">
            <text:p>360</text:p>
          </table:table-cell>
          <table:table-cell table:formula="of:=[.G6]-[.B6]" office:value-type="float" office:value="360" calcext:value-type="float">
            <text:p>360</text:p>
          </table:table-cell>
          <table:table-cell table:number-columns-repeated="1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43" calcext:value-type="float">
            <text:p>2443</text:p>
          </table:table-cell>
          <table:table-cell office:value-type="float" office:value="2776" calcext:value-type="float">
            <text:p>2776</text:p>
          </table:table-cell>
          <table:table-cell table:number-columns-repeated="2" office:value-type="float" office:value="2499" calcext:value-type="float">
            <text:p>2499</text:p>
          </table:table-cell>
          <table:table-cell office:value-type="float" office:value="3103" calcext:value-type="float">
            <text:p>3103</text:p>
          </table:table-cell>
          <table:table-cell office:value-type="float" office:value="3103" calcext:value-type="float">
            <text:p>31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65236" calcext:value-type="float">
            <text:p>865236</text:p>
          </table:table-cell>
          <table:table-cell office:value-type="float" office:value="43582" calcext:value-type="float">
            <text:p>43582</text:p>
          </table:table-cell>
          <table:table-cell office:value-type="float" office:value="32838.3" calcext:value-type="float">
            <text:p>32838</text:p>
          </table:table-cell>
          <table:table-cell office:value-type="float" office:value="84300.8" calcext:value-type="float">
            <text:p>84301</text:p>
          </table:table-cell>
          <table:table-cell office:value-type="float" office:value="2253160" calcext:value-type="float">
            <text:p>2253160</text:p>
          </table:table-cell>
          <table:table-cell office:value-type="float" office:value="120031" calcext:value-type="float">
            <text:p>120031</text:p>
          </table:table-cell>
          <table:table-cell table:number-columns-repeated="2"/>
          <table:table-cell table:formula="of:=[.C7]-[.B7]" office:value-type="float" office:value="333" calcext:value-type="float">
            <text:p>333</text:p>
          </table:table-cell>
          <table:table-cell table:formula="of:=[.D7]-[.B7]" office:value-type="float" office:value="56" calcext:value-type="float">
            <text:p>56</text:p>
          </table:table-cell>
          <table:table-cell table:formula="of:=[.E7]-[.B7]" office:value-type="float" office:value="56" calcext:value-type="float">
            <text:p>56</text:p>
          </table:table-cell>
          <table:table-cell table:formula="of:=[.F7]-[.B7]" office:value-type="float" office:value="660" calcext:value-type="float">
            <text:p>660</text:p>
          </table:table-cell>
          <table:table-cell table:formula="of:=[.G7]-[.B7]" office:value-type="float" office:value="660" calcext:value-type="float">
            <text:p>660</text:p>
          </table:table-cell>
          <table:table-cell table:number-columns-repeated="1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5" calcext:value-type="float">
            <text:p>1955</text:p>
          </table:table-cell>
          <table:table-cell office:value-type="float" office:value="3683" calcext:value-type="float">
            <text:p>3683</text:p>
          </table:table-cell>
          <table:table-cell table:number-columns-repeated="2" office:value-type="float" office:value="2263" calcext:value-type="float">
            <text:p>2263</text:p>
          </table:table-cell>
          <table:table-cell office:value-type="float" office:value="2434" calcext:value-type="float">
            <text:p>2434</text:p>
          </table:table-cell>
          <table:table-cell office:value-type="float" office:value="2434" calcext:value-type="float">
            <text:p>243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64623" calcext:value-type="float">
            <text:p>1664623</text:p>
          </table:table-cell>
          <table:table-cell office:value-type="float" office:value="67762" calcext:value-type="float">
            <text:p>67762</text:p>
          </table:table-cell>
          <table:table-cell office:value-type="float" office:value="23134" calcext:value-type="float">
            <text:p>23134</text:p>
          </table:table-cell>
          <table:table-cell office:value-type="float" office:value="29358.1" calcext:value-type="float">
            <text:p>29358</text:p>
          </table:table-cell>
          <table:table-cell office:value-type="float" office:value="1258270" calcext:value-type="float">
            <text:p>1258270</text:p>
          </table:table-cell>
          <table:table-cell office:value-type="float" office:value="30877.7" calcext:value-type="float">
            <text:p>30878</text:p>
          </table:table-cell>
          <table:table-cell table:number-columns-repeated="2"/>
          <table:table-cell table:formula="of:=[.C8]-[.B8]" office:value-type="float" office:value="1728" calcext:value-type="float">
            <text:p>1728</text:p>
          </table:table-cell>
          <table:table-cell table:formula="of:=[.D8]-[.B8]" office:value-type="float" office:value="308" calcext:value-type="float">
            <text:p>308</text:p>
          </table:table-cell>
          <table:table-cell table:formula="of:=[.E8]-[.B8]" office:value-type="float" office:value="308" calcext:value-type="float">
            <text:p>308</text:p>
          </table:table-cell>
          <table:table-cell table:formula="of:=[.F8]-[.B8]" office:value-type="float" office:value="479" calcext:value-type="float">
            <text:p>479</text:p>
          </table:table-cell>
          <table:table-cell table:formula="of:=[.G8]-[.B8]" office:value-type="float" office:value="479" calcext:value-type="float">
            <text:p>479</text:p>
          </table:table-cell>
          <table:table-cell table:number-columns-repeated="1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374" calcext:value-type="float">
            <text:p>2374</text:p>
          </table:table-cell>
          <table:table-cell office:value-type="float" office:value="3157" calcext:value-type="float">
            <text:p>3157</text:p>
          </table:table-cell>
          <table:table-cell office:value-type="float" office:value="3227" calcext:value-type="float">
            <text:p>3227</text:p>
          </table:table-cell>
          <table:table-cell office:value-type="float" office:value="2675" calcext:value-type="float">
            <text:p>2675</text:p>
          </table:table-cell>
          <table:table-cell office:value-type="float" office:value="3389" calcext:value-type="float">
            <text:p>33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728278" calcext:value-type="float">
            <text:p>12728278</text:p>
          </table:table-cell>
          <table:table-cell office:value-type="float" office:value="83633" calcext:value-type="float">
            <text:p>83633</text:p>
          </table:table-cell>
          <table:table-cell office:value-type="float" office:value="100572" calcext:value-type="float">
            <text:p>100572</text:p>
          </table:table-cell>
          <table:table-cell office:value-type="float" office:value="110866" calcext:value-type="float">
            <text:p>110866</text:p>
          </table:table-cell>
          <table:table-cell office:value-type="float" office:value="13452000" calcext:value-type="float">
            <text:p>13452000</text:p>
          </table:table-cell>
          <table:table-cell office:value-type="float" office:value="344261" calcext:value-type="float">
            <text:p>344261</text:p>
          </table:table-cell>
          <table:table-cell table:number-columns-repeated="2"/>
          <table:table-cell table:formula="of:=[.C9]-[.B9]" office:value-type="float" office:value="373" calcext:value-type="float">
            <text:p>373</text:p>
          </table:table-cell>
          <table:table-cell table:formula="of:=[.D9]-[.B9]" office:value-type="float" office:value="1156" calcext:value-type="float">
            <text:p>1156</text:p>
          </table:table-cell>
          <table:table-cell table:formula="of:=[.E9]-[.B9]" office:value-type="float" office:value="1226" calcext:value-type="float">
            <text:p>1226</text:p>
          </table:table-cell>
          <table:table-cell table:formula="of:=[.F9]-[.B9]" office:value-type="float" office:value="674" calcext:value-type="float">
            <text:p>674</text:p>
          </table:table-cell>
          <table:table-cell table:formula="of:=[.G9]-[.B9]" office:value-type="float" office:value="1388" calcext:value-type="float">
            <text:p>1388</text:p>
          </table:table-cell>
          <table:table-cell table:number-columns-repeated="1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7" calcext:value-type="float">
            <text:p>1007</text:p>
          </table:table-cell>
          <table:table-cell office:value-type="float" office:value="3562" calcext:value-type="float">
            <text:p>3562</text:p>
          </table:table-cell>
          <table:table-cell table:number-columns-repeated="3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306742" calcext:value-type="float">
            <text:p>3306742</text:p>
          </table:table-cell>
          <table:table-cell office:value-type="float" office:value="47562" calcext:value-type="float">
            <text:p>47562</text:p>
          </table:table-cell>
          <table:table-cell office:value-type="float" office:value="54795.4" calcext:value-type="float">
            <text:p>54795</text:p>
          </table:table-cell>
          <table:table-cell office:value-type="float" office:value="80625.1" calcext:value-type="float">
            <text:p>80625</text:p>
          </table:table-cell>
          <table:table-cell office:value-type="float" office:value="2075640" calcext:value-type="float">
            <text:p>2075640</text:p>
          </table:table-cell>
          <table:table-cell office:value-type="float" office:value="111062" calcext:value-type="float">
            <text:p>111062</text:p>
          </table:table-cell>
          <table:table-cell table:number-columns-repeated="2"/>
          <table:table-cell table:formula="of:=[.C10]-[.B10]" office:value-type="float" office:value="2555" calcext:value-type="float">
            <text:p>2555</text:p>
          </table:table-cell>
          <table:table-cell table:formula="of:=[.D10]-[.B10]" office:value-type="float" office:value="223" calcext:value-type="float">
            <text:p>223</text:p>
          </table:table-cell>
          <table:table-cell table:formula="of:=[.E10]-[.B10]" office:value-type="float" office:value="223" calcext:value-type="float">
            <text:p>223</text:p>
          </table:table-cell>
          <table:table-cell table:formula="of:=[.F10]-[.B10]" office:value-type="float" office:value="223" calcext:value-type="float">
            <text:p>223</text:p>
          </table:table-cell>
          <table:table-cell table:formula="of:=[.G10]-[.B10]" office:value-type="float" office:value="223" calcext:value-type="float">
            <text:p>223</text:p>
          </table:table-cell>
          <table:table-cell table:number-columns-repeated="1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6" calcext:value-type="float">
            <text:p>1476</text:p>
          </table:table-cell>
          <table:table-cell office:value-type="float" office:value="3376" calcext:value-type="float">
            <text:p>3376</text:p>
          </table:table-cell>
          <table:table-cell table:number-columns-repeated="2" office:value-type="float" office:value="2642" calcext:value-type="float">
            <text:p>2642</text:p>
          </table:table-cell>
          <table:table-cell office:value-type="float" office:value="2422" calcext:value-type="float">
            <text:p>2422</text:p>
          </table:table-cell>
          <table:table-cell office:value-type="float" office:value="3086" calcext:value-type="float">
            <text:p>308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9978596" calcext:value-type="float">
            <text:p>159978596</text:p>
          </table:table-cell>
          <table:table-cell office:value-type="float" office:value="84200" calcext:value-type="float">
            <text:p>84200</text:p>
          </table:table-cell>
          <table:table-cell office:value-type="float" office:value="157231" calcext:value-type="float">
            <text:p>157231</text:p>
          </table:table-cell>
          <table:table-cell office:value-type="float" office:value="198303" calcext:value-type="float">
            <text:p>198303</text:p>
          </table:table-cell>
          <table:table-cell office:value-type="float" office:value="65164200" calcext:value-type="float">
            <text:p>65164200</text:p>
          </table:table-cell>
          <table:table-cell office:value-type="float" office:value="1057680" calcext:value-type="float">
            <text:p>1057680</text:p>
          </table:table-cell>
          <table:table-cell table:number-columns-repeated="2"/>
          <table:table-cell table:formula="of:=[.C11]-[.B11]" office:value-type="float" office:value="1900" calcext:value-type="float">
            <text:p>1900</text:p>
          </table:table-cell>
          <table:table-cell table:formula="of:=[.D11]-[.B11]" office:value-type="float" office:value="1166" calcext:value-type="float">
            <text:p>1166</text:p>
          </table:table-cell>
          <table:table-cell table:formula="of:=[.E11]-[.B11]" office:value-type="float" office:value="1166" calcext:value-type="float">
            <text:p>1166</text:p>
          </table:table-cell>
          <table:table-cell table:formula="of:=[.F11]-[.B11]" office:value-type="float" office:value="946" calcext:value-type="float">
            <text:p>946</text:p>
          </table:table-cell>
          <table:table-cell table:formula="of:=[.G11]-[.B11]" office:value-type="float" office:value="1610" calcext:value-type="float">
            <text:p>1610</text:p>
          </table:table-cell>
          <table:table-cell table:number-columns-repeated="1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8" calcext:value-type="float">
            <text:p>1608</text:p>
          </table:table-cell>
          <table:table-cell office:value-type="float" office:value="978" calcext:value-type="float">
            <text:p>978</text:p>
          </table:table-cell>
          <table:table-cell office:value-type="float" office:value="2458" calcext:value-type="float">
            <text:p>2458</text:p>
          </table:table-cell>
          <table:table-cell office:value-type="float" office:value="3072" calcext:value-type="float">
            <text:p>3072</text:p>
          </table:table-cell>
          <table:table-cell office:value-type="float" office:value="3376" calcext:value-type="float">
            <text:p>3376</text:p>
          </table:table-cell>
          <table:table-cell office:value-type="float" office:value="3376" calcext:value-type="float">
            <text:p>33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04931763" calcext:value-type="float">
            <text:p>1304931763</text:p>
          </table:table-cell>
          <table:table-cell office:value-type="float" office:value="77797" calcext:value-type="float">
            <text:p>77797</text:p>
          </table:table-cell>
          <table:table-cell office:value-type="float" office:value="197470" calcext:value-type="float">
            <text:p>197470</text:p>
          </table:table-cell>
          <table:table-cell office:value-type="float" office:value="230602" calcext:value-type="float">
            <text:p>230602</text:p>
          </table:table-cell>
          <table:table-cell office:value-type="float" office:value="32537500" calcext:value-type="float">
            <text:p>32537500</text:p>
          </table:table-cell>
          <table:table-cell office:value-type="float" office:value="1770910" calcext:value-type="float">
            <text:p>1770910</text:p>
          </table:table-cell>
          <table:table-cell table:number-columns-repeated="2"/>
          <table:table-cell table:formula="of:=[.C12]-[.B12]" office:value-type="float" office:value="-630" calcext:value-type="float">
            <text:p>-630</text:p>
          </table:table-cell>
          <table:table-cell table:formula="of:=[.D12]-[.B12]" office:value-type="float" office:value="850" calcext:value-type="float">
            <text:p>850</text:p>
          </table:table-cell>
          <table:table-cell table:formula="of:=[.E12]-[.B12]" office:value-type="float" office:value="1464" calcext:value-type="float">
            <text:p>1464</text:p>
          </table:table-cell>
          <table:table-cell table:formula="of:=[.F12]-[.B12]" office:value-type="float" office:value="1768" calcext:value-type="float">
            <text:p>1768</text:p>
          </table:table-cell>
          <table:table-cell table:formula="of:=[.G12]-[.B12]" office:value-type="float" office:value="1768" calcext:value-type="float">
            <text:p>1768</text:p>
          </table:table-cell>
          <table:table-cell table:number-columns-repeated="1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7" calcext:value-type="float">
            <text:p>837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910" calcext:value-type="float">
            <text:p>910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3878690" calcext:value-type="float">
            <text:p>23878690</text:p>
          </table:table-cell>
          <table:table-cell office:value-type="float" office:value="86352" calcext:value-type="float">
            <text:p>86352</text:p>
          </table:table-cell>
          <table:table-cell office:value-type="float" office:value="22055.5" calcext:value-type="float">
            <text:p>22056</text:p>
          </table:table-cell>
          <table:table-cell office:value-type="float" office:value="30387.3" calcext:value-type="float">
            <text:p>30387</text:p>
          </table:table-cell>
          <table:table-cell office:value-type="float" office:value="1168630" calcext:value-type="float">
            <text:p>1168630</text:p>
          </table:table-cell>
          <table:table-cell office:value-type="float" office:value="38670.3" calcext:value-type="float">
            <text:p>38670</text:p>
          </table:table-cell>
          <table:table-cell table:number-columns-repeated="2"/>
          <table:table-cell table:formula="of:=[.C13]-[.B13]" office:value-type="float" office:value="260" calcext:value-type="float">
            <text:p>260</text:p>
          </table:table-cell>
          <table:table-cell table:formula="of:=[.D13]-[.B13]" office:value-type="float" office:value="38" calcext:value-type="float">
            <text:p>38</text:p>
          </table:table-cell>
          <table:table-cell table:formula="of:=[.E13]-[.B13]" office:value-type="float" office:value="38" calcext:value-type="float">
            <text:p>38</text:p>
          </table:table-cell>
          <table:table-cell table:formula="of:=[.F13]-[.B13]" office:value-type="float" office:value="73" calcext:value-type="float">
            <text:p>73</text:p>
          </table:table-cell>
          <table:table-cell table:formula="of:=[.G13]-[.B13]" office:value-type="float" office:value="73" calcext:value-type="float">
            <text:p>73</text:p>
          </table:table-cell>
          <table:table-cell table:number-columns-repeated="1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3" calcext:value-type="float">
            <text:p>783</text:p>
          </table:table-cell>
          <table:table-cell office:value-type="float" office:value="10371" calcext:value-type="float">
            <text:p>10371</text:p>
          </table:table-cell>
          <table:table-cell table:number-columns-repeated="3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9546866" calcext:value-type="float">
            <text:p>29546866</text:p>
          </table:table-cell>
          <table:table-cell office:value-type="float" office:value="87859" calcext:value-type="float">
            <text:p>87859</text:p>
          </table:table-cell>
          <table:table-cell office:value-type="float" office:value="125471" calcext:value-type="float">
            <text:p>125471</text:p>
          </table:table-cell>
          <table:table-cell office:value-type="float" office:value="138557" calcext:value-type="float">
            <text:p>138557</text:p>
          </table:table-cell>
          <table:table-cell office:value-type="float" office:value="10262400" calcext:value-type="float">
            <text:p>10262400</text:p>
          </table:table-cell>
          <table:table-cell office:value-type="float" office:value="587460" calcext:value-type="float">
            <text:p>587460</text:p>
          </table:table-cell>
          <table:table-cell table:number-columns-repeated="2"/>
          <table:table-cell table:formula="of:=[.C14]-[.B14]" office:value-type="float" office:value="9588" calcext:value-type="float">
            <text:p>9588</text:p>
          </table:table-cell>
          <table:table-cell table:formula="of:=[.D14]-[.B14]" office:value-type="float" office:value="26" calcext:value-type="float">
            <text:p>26</text:p>
          </table:table-cell>
          <table:table-cell table:formula="of:=[.E14]-[.B14]" office:value-type="float" office:value="26" calcext:value-type="float">
            <text:p>26</text:p>
          </table:table-cell>
          <table:table-cell table:formula="of:=[.F14]-[.B14]" office:value-type="float" office:value="26" calcext:value-type="float">
            <text:p>26</text:p>
          </table:table-cell>
          <table:table-cell table:formula="of:=[.G14]-[.B14]" office:value-type="float" office:value="26" calcext:value-type="float">
            <text:p>26</text:p>
          </table:table-cell>
          <table:table-cell table:number-columns-repeated="1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6" calcext:value-type="float">
            <text:p>2326</text:p>
          </table:table-cell>
          <table:table-cell office:value-type="float" office:value="6524" calcext:value-type="float">
            <text:p>6524</text:p>
          </table:table-cell>
          <table:table-cell table:number-columns-repeated="2" office:value-type="float" office:value="5236" calcext:value-type="float">
            <text:p>5236</text:p>
          </table:table-cell>
          <table:table-cell office:value-type="float" office:value="7415" calcext:value-type="float">
            <text:p>7415</text:p>
          </table:table-cell>
          <table:table-cell office:value-type="float" office:value="8667" calcext:value-type="float">
            <text:p>866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124206638" calcext:value-type="float">
            <text:p>3124206638</text:p>
          </table:table-cell>
          <table:table-cell office:value-type="float" office:value="123443" calcext:value-type="float">
            <text:p>123443</text:p>
          </table:table-cell>
          <table:table-cell office:value-type="float" office:value="373178" calcext:value-type="float">
            <text:p>373178</text:p>
          </table:table-cell>
          <table:table-cell office:value-type="float" office:value="415476" calcext:value-type="float">
            <text:p>415476</text:p>
          </table:table-cell>
          <table:table-cell office:value-type="float" office:value="84035800" calcext:value-type="float">
            <text:p>84035800</text:p>
          </table:table-cell>
          <table:table-cell office:value-type="float" office:value="4508530" calcext:value-type="float">
            <text:p>4508530</text:p>
          </table:table-cell>
          <table:table-cell table:number-columns-repeated="2"/>
          <table:table-cell table:formula="of:=[.C15]-[.B15]" office:value-type="float" office:value="4198" calcext:value-type="float">
            <text:p>4198</text:p>
          </table:table-cell>
          <table:table-cell table:formula="of:=[.D15]-[.B15]" office:value-type="float" office:value="2910" calcext:value-type="float">
            <text:p>2910</text:p>
          </table:table-cell>
          <table:table-cell table:formula="of:=[.E15]-[.B15]" office:value-type="float" office:value="2910" calcext:value-type="float">
            <text:p>2910</text:p>
          </table:table-cell>
          <table:table-cell table:formula="of:=[.F15]-[.B15]" office:value-type="float" office:value="5089" calcext:value-type="float">
            <text:p>5089</text:p>
          </table:table-cell>
          <table:table-cell table:formula="of:=[.G15]-[.B15]" office:value-type="float" office:value="6341" calcext:value-type="float">
            <text:p>6341</text:p>
          </table:table-cell>
          <table:table-cell table:number-columns-repeated="10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33" calcext:value-type="float">
            <text:p>2533</text:p>
          </table:table-cell>
          <table:table-cell office:value-type="float" office:value="1843" calcext:value-type="float">
            <text:p>1843</text:p>
          </table:table-cell>
          <table:table-cell office:value-type="float" office:value="5228" calcext:value-type="float">
            <text:p>5228</text:p>
          </table:table-cell>
          <table:table-cell office:value-type="float" office:value="4308" calcext:value-type="float">
            <text:p>4308</text:p>
          </table:table-cell>
          <table:table-cell office:value-type="float" office:value="5228" calcext:value-type="float">
            <text:p>52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55215" calcext:value-type="float">
            <text:p>155215</text:p>
          </table:table-cell>
          <table:table-cell office:value-type="float" office:value="432581" calcext:value-type="float">
            <text:p>432581</text:p>
          </table:table-cell>
          <table:table-cell office:value-type="float" office:value="459391" calcext:value-type="float">
            <text:p>459391</text:p>
          </table:table-cell>
          <table:table-cell office:value-type="float" office:value="70987400" calcext:value-type="float">
            <text:p>70987400</text:p>
          </table:table-cell>
          <table:table-cell office:value-type="float" office:value="5602920" calcext:value-type="float">
            <text:p>5602920</text:p>
          </table:table-cell>
          <table:table-cell table:number-columns-repeated="11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263" calcext:value-type="float">
            <text:p>5263</text:p>
          </table:table-cell>
          <table:table-cell office:value-type="float" office:value="4905" calcext:value-type="float">
            <text:p>4905</text:p>
          </table:table-cell>
          <table:table-cell office:value-type="float" office:value="1210" calcext:value-type="float">
            <text:p>1210</text:p>
          </table:table-cell>
          <table:table-cell office:value-type="float" office:value="1843" calcext:value-type="float">
            <text:p>1843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34005" calcext:value-type="float">
            <text:p>134005</text:p>
          </table:table-cell>
          <table:table-cell office:value-type="float" office:value="111895" calcext:value-type="float">
            <text:p>111895</text:p>
          </table:table-cell>
          <table:table-cell office:value-type="float" office:value="119051" calcext:value-type="float">
            <text:p>119051</text:p>
          </table:table-cell>
          <table:table-cell office:value-type="float" office:value="5699500" calcext:value-type="float">
            <text:p>5699500</text:p>
          </table:table-cell>
          <table:table-cell office:value-type="float" office:value="353427" calcext:value-type="float">
            <text:p>353427</text:p>
          </table:table-cell>
          <table:table-cell table:number-columns-repeated="1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4775" calcext:value-type="float">
            <text:p>4775</text:p>
          </table:table-cell>
          <table:table-cell office:value-type="float" office:value="4561" calcext:value-type="float">
            <text:p>4561</text:p>
          </table:table-cell>
          <table:table-cell office:value-type="float" office:value="3527" calcext:value-type="float">
            <text:p>3527</text:p>
          </table:table-cell>
          <table:table-cell office:value-type="float" office:value="3349" calcext:value-type="float">
            <text:p>3349</text:p>
          </table:table-cell>
          <table:table-cell office:value-type="float" office:value="4363" calcext:value-type="float">
            <text:p>43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247876" calcext:value-type="float">
            <text:p>247876</text:p>
          </table:table-cell>
          <table:table-cell office:value-type="float" office:value="636520" calcext:value-type="float">
            <text:p>636520</text:p>
          </table:table-cell>
          <table:table-cell office:value-type="float" office:value="665291" calcext:value-type="float">
            <text:p>665291</text:p>
          </table:table-cell>
          <table:table-cell office:value-type="float" office:value="224736000" calcext:value-type="float">
            <text:p>224736000</text:p>
          </table:table-cell>
          <table:table-cell office:value-type="float" office:value="7474940" calcext:value-type="float">
            <text:p>7474940</text:p>
          </table:table-cell>
          <table:table-cell table:number-columns-repeated="1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1642" calcext:value-type="float">
            <text:p>11642</text:p>
          </table:table-cell>
          <table:table-cell office:value-type="float" office:value="8758" calcext:value-type="float">
            <text:p>8758</text:p>
          </table:table-cell>
          <table:table-cell office:value-type="float" office:value="4211" calcext:value-type="float">
            <text:p>4211</text:p>
          </table:table-cell>
          <table:table-cell office:value-type="float" office:value="4775" calcext:value-type="float">
            <text:p>4775</text:p>
          </table:table-cell>
          <table:table-cell office:value-type="float" office:value="4775" calcext:value-type="float">
            <text:p>477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235812" calcext:value-type="float">
            <text:p>235812</text:p>
          </table:table-cell>
          <table:table-cell office:value-type="float" office:value="819826" calcext:value-type="float">
            <text:p>819826</text:p>
          </table:table-cell>
          <table:table-cell office:value-type="float" office:value="936671" calcext:value-type="float">
            <text:p>936671</text:p>
          </table:table-cell>
          <table:table-cell office:value-type="float" office:value="255581000" calcext:value-type="float">
            <text:p>255581000</text:p>
          </table:table-cell>
          <table:table-cell office:value-type="float" office:value="14651100" calcext:value-type="float">
            <text:p>14651100</text:p>
          </table:table-cell>
          <table:table-cell table:number-columns-repeated="1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569" calcext:value-type="float">
            <text:p>4569</text:p>
          </table:table-cell>
          <table:table-cell office:value-type="float" office:value="3993" calcext:value-type="float">
            <text:p>3993</text:p>
          </table:table-cell>
          <table:table-cell office:value-type="float" office:value="9290" calcext:value-type="float">
            <text:p>9290</text:p>
          </table:table-cell>
          <table:table-cell office:value-type="float" office:value="5000" calcext:value-type="float">
            <text:p>5000</text:p>
          </table:table-cell>
          <table:table-cell office:value-type="float" office:value="7920" calcext:value-type="float">
            <text:p>79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98016" calcext:value-type="float">
            <text:p>798016</text:p>
          </table:table-cell>
          <table:table-cell office:value-type="float" office:value="851635" calcext:value-type="float">
            <text:p>851635</text:p>
          </table:table-cell>
          <table:table-cell office:value-type="float" office:value="409421000" calcext:value-type="float">
            <text:p>409421000</text:p>
          </table:table-cell>
          <table:table-cell office:value-type="float" office:value="17284800" calcext:value-type="float">
            <text:p>17284800</text:p>
          </table:table-cell>
          <table:table-cell table:number-columns-repeated="1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2188" calcext:value-type="float">
            <text:p>2188</text:p>
          </table:table-cell>
          <table:table-cell office:value-type="float" office:value="3974" calcext:value-type="float">
            <text:p>3974</text:p>
          </table:table-cell>
          <table:table-cell office:value-type="float" office:value="3927" calcext:value-type="float">
            <text:p>3927</text:p>
          </table:table-cell>
          <table:table-cell office:value-type="float" office:value="4565" calcext:value-type="float">
            <text:p>456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15810" calcext:value-type="float">
            <text:p>1115810</text:p>
          </table:table-cell>
          <table:table-cell office:value-type="float" office:value="1266670" calcext:value-type="float">
            <text:p>1266670</text:p>
          </table:table-cell>
          <table:table-cell office:value-type="float" office:value="768926000" calcext:value-type="float">
            <text:p>768926000</text:p>
          </table:table-cell>
          <table:table-cell office:value-type="float" office:value="23636300" calcext:value-type="float">
            <text:p>23636300</text:p>
          </table:table-cell>
          <table:table-cell table:number-columns-repeated="1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127" calcext:value-type="float">
            <text:p>3127</text:p>
          </table:table-cell>
          <table:table-cell office:value-type="float" office:value="2801" calcext:value-type="float">
            <text:p>2801</text:p>
          </table:table-cell>
          <table:table-cell office:value-type="float" office:value="2176" calcext:value-type="float">
            <text:p>2176</text:p>
          </table:table-cell>
          <table:table-cell office:value-type="float" office:value="1912" calcext:value-type="float">
            <text:p>1912</text:p>
          </table:table-cell>
          <table:table-cell office:value-type="float" office:value="2080" calcext:value-type="float">
            <text:p>208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2178" calcext:value-type="float">
            <text:p>182178</text:p>
          </table:table-cell>
          <table:table-cell office:value-type="float" office:value="222809" calcext:value-type="float">
            <text:p>222809</text:p>
          </table:table-cell>
          <table:table-cell office:value-type="float" office:value="37569000" calcext:value-type="float">
            <text:p>37569000</text:p>
          </table:table-cell>
          <table:table-cell office:value-type="float" office:value="2619800" calcext:value-type="float">
            <text:p>2619800</text:p>
          </table:table-cell>
          <table:table-cell table:number-columns-repeated="1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3324" calcext:value-type="float">
            <text:p>3324</text:p>
          </table:table-cell>
          <table:table-cell office:value-type="float" office:value="2615" calcext:value-type="float">
            <text:p>2615</text:p>
          </table:table-cell>
          <table:table-cell office:value-type="float" office:value="3127" calcext:value-type="float">
            <text:p>3127</text:p>
          </table:table-cell>
          <table:table-cell office:value-type="float" office:value="3127" calcext:value-type="float">
            <text:p>31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428410" calcext:value-type="float">
            <text:p>1428410</text:p>
          </table:table-cell>
          <table:table-cell office:value-type="float" office:value="1639110" calcext:value-type="float">
            <text:p>1639110</text:p>
          </table:table-cell>
          <table:table-cell office:value-type="float" office:value="545767000" calcext:value-type="float">
            <text:p>545767000</text:p>
          </table:table-cell>
          <table:table-cell office:value-type="float" office:value="32953600" calcext:value-type="float">
            <text:p>32953600</text:p>
          </table:table-cell>
          <table:table-cell table:number-columns-repeated="11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928" calcext:value-type="float">
            <text:p>5928</text:p>
          </table:table-cell>
          <table:table-cell table:number-columns-repeated="3" office:value-type="float" office:value="3324" calcext:value-type="float">
            <text:p>3324</text:p>
          </table:table-cell>
          <table:table-cell office:value-type="float" office:value="3324" calcext:value-type="float">
            <text:p>33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822" calcext:value-type="float">
            <text:p>8822</text:p>
          </table:table-cell>
          <table:table-cell office:value-type="float" office:value="10439.7" calcext:value-type="float">
            <text:p>10440</text:p>
          </table:table-cell>
          <table:table-cell office:value-type="float" office:value="5930.4" calcext:value-type="float">
            <text:p>5930</text:p>
          </table:table-cell>
          <table:table-cell office:value-type="float" office:value="3431" calcext:value-type="float">
            <text:p>3431</text:p>
          </table:table-cell>
          <table:table-cell table:number-columns-repeated="115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09:49:51.165117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10:40:08.092183166</dc:date>
    <meta:creation-date>2016-11-10T23:46:09Z</meta:creation-date>
    <meta:editing-cycles>3</meta:editing-cycles>
    <meta:editing-duration>P0D</meta:editing-duration>
    <meta:generator>LibreOffice/4.2.8.2$Linux_x86 LibreOffice_project/420m0$Build-2</meta:generator>
    <meta:document-statistic meta:table-count="1" meta:cell-count="332" meta:object-count="0"/>
  </office:meta>
</office:document-meta>
</file>